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weight="bold" officeooo:rsid="0016dc69" officeooo:paragraph-rsid="0016dc6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officeooo:rsid="000db046" officeooo:paragraph-rsid="000db04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5pt" style:text-underline-style="solid" style:text-underline-width="auto" style:text-underline-color="font-color" fo:font-weight="bold" officeooo:rsid="000db046" officeooo:paragraph-rsid="000db046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officeooo:rsid="000db046" officeooo:paragraph-rsid="000db046"/>
    </style:style>
    <style:style style:name="P5" style:family="paragraph" style:parent-style-name="Standard">
      <style:paragraph-properties fo:text-align="start" style:justify-single-word="false"/>
      <style:text-properties style:font-name="Verdana" style:text-underline-style="solid" style:text-underline-width="auto" style:text-underline-color="font-color" fo:font-weight="bold" officeooo:rsid="000db046" officeooo:paragraph-rsid="000db04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officeooo:rsid="00193767" officeooo:paragraph-rsid="00193767"/>
    </style:style>
    <style:style style:name="P7" style:family="paragraph" style:parent-style-name="Standard">
      <style:paragraph-properties fo:text-align="start" style:justify-single-word="false"/>
      <style:text-properties style:font-name="Verdana" officeooo:rsid="000f54e0" officeooo:paragraph-rsid="000f54e0"/>
    </style:style>
    <style:style style:name="P8" style:family="paragraph" style:parent-style-name="Standard">
      <style:paragraph-properties fo:text-align="start" style:justify-single-word="false"/>
      <style:text-properties style:font-name="Verdana" fo:font-weight="bold" officeooo:rsid="0010f452" officeooo:paragraph-rsid="0010f45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" officeooo:rsid="000f54e0" officeooo:paragraph-rsid="0010f452"/>
    </style:style>
    <style:style style:name="P10" style:family="paragraph" style:parent-style-name="Standard">
      <style:paragraph-properties fo:text-align="start" style:justify-single-word="false"/>
      <style:text-properties style:font-name="Verdana" officeooo:rsid="0010f452" officeooo:paragraph-rsid="0010f452"/>
    </style:style>
    <style:style style:name="P11" style:family="paragraph" style:parent-style-name="Standard">
      <style:paragraph-properties fo:text-align="start" style:justify-single-word="false"/>
      <style:text-properties style:font-name="Verdana" officeooo:rsid="001145bd" officeooo:paragraph-rsid="001145bd"/>
    </style:style>
    <style:style style:name="P12" style:family="paragraph" style:parent-style-name="Standard">
      <style:paragraph-properties fo:text-align="start" style:justify-single-word="false"/>
      <style:text-properties style:font-name="Verdana" fo:font-weight="bold" officeooo:rsid="001145bd" officeooo:paragraph-rsid="001145b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" fo:font-weight="normal" officeooo:rsid="001145bd" officeooo:paragraph-rsid="001145b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weight="normal" officeooo:rsid="001145bd" officeooo:paragraph-rsid="0015bb8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" fo:font-weight="normal" officeooo:rsid="0015bb8c" officeooo:paragraph-rsid="0015bb8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officeooo:rsid="001145bd" officeooo:paragraph-rsid="0015bb8c"/>
    </style:style>
    <style:style style:name="P17" style:family="paragraph" style:parent-style-name="Standard">
      <style:paragraph-properties fo:text-align="start" style:justify-single-word="false"/>
      <style:text-properties style:font-name="Verdana" fo:font-weight="bold" officeooo:rsid="0018188e" officeooo:paragraph-rsid="0018188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Verdana" fo:font-weight="normal" officeooo:rsid="0018188e" officeooo:paragraph-rsid="0018188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Verdana" fo:font-weight="bold" officeooo:rsid="001c8ec8" officeooo:paragraph-rsid="001c8ec8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Verdana" fo:font-weight="bold" officeooo:rsid="0010f452" officeooo:paragraph-rsid="0015bb8c" style:font-weight-asian="bold" style:font-weight-complex="bold"/>
    </style:style>
    <style:style style:name="T1" style:family="text">
      <style:text-properties officeooo:rsid="000f54e0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0f452"/>
    </style:style>
    <style:style style:name="T4" style:family="text">
      <style:text-properties style:text-position="super 58%"/>
    </style:style>
    <style:style style:name="T5" style:family="text">
      <style:text-properties officeooo:rsid="0012c74d"/>
    </style:style>
    <style:style style:name="T6" style:family="text">
      <style:text-properties officeooo:rsid="0014bb73"/>
    </style:style>
    <style:style style:name="T7" style:family="text">
      <style:text-properties officeooo:rsid="0015bb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3">Rapport</text:p>
      <text:p text:style-name="P4"/>
      <text:p text:style-name="P4"/>
      <text:p text:style-name="P5">I – Consignes d’installations</text:p>
      <text:p text:style-name="P5"/>
      <text:p text:style-name="P4">Le dossier de jeu à télécharge<text:span text:style-name="T1">r</text:span> est composé de 3 fichiers :</text:p>
      <text:p text:style-name="P4">Le script python, un fichier SQLite, et un fichier script sql pour la création de la base de données.</text:p>
      <text:p text:style-name="P4"/>
      <text:p text:style-name="P4">Pour pouvoir jouer au jeu, il faut au préalable avoir installé Python (une version récente si possible) et l’ajouter au PATH.</text:p>
      <text:p text:style-name="P4"/>
      <text:p text:style-name="P4">Ouvrez un terminal de commande, accédez au répertoire du dossier du jeu avec la commande ‘cd’,</text:p>
      <text:p text:style-name="P4">puis exécutez le script python jeu.py à l’aide de la commande ‘python jeu.py’.</text:p>
      <text:p text:style-name="P4"/>
      <text:p text:style-name="P6">Il n’y a pas besoin d’installer SQlite à moins que l’on veuille voir les données de la BD, mais la gestion de la BD se fait à l’aide du module python sqlite3.</text:p>
      <text:p text:style-name="P4"/>
      <text:p text:style-name="P7"><text:span text:style-name="T2">II – Explication du jeu</text:span></text:p>
      <text:p text:style-name="P7"/>
      <text:p text:style-name="P8">type de jeu :</text:p>
      <text:p text:style-name="P7">Le jeu se joue à l’aide d’un terminal, l’utilisateur doit inscrire des inputs quand le jeu le lui demande.</text:p>
      <text:p text:style-name="P7"/>
      <text:p text:style-name="P7"/>
      <text:p text:style-name="P8">règles du jeu :</text:p>
      <text:p text:style-name="P7">L’utilisateur incarne un restaurateur qui a fait un prêt de 1150€, celui-ci doit le rembourser au bout de 4 mois.</text:p>
      <text:p text:style-name="P7"/>
      <text:p text:style-name="P7">Le restaurant ne possède qu’un seul plat et qu’un seul employé.</text:p>
      <text:p text:style-name="P7">Le prix des ressources (électricité, prix matières premières) varie en fonction des mois.</text:p>
      <text:p text:style-name="P7"/>
      <text:p text:style-name="P9">Pour se faire, une partie se joue en 4 tours (≤=&gt; 4mois).</text:p>
      <text:p text:style-name="P9"/>
      <text:p text:style-name="P9"><text:span text:style-name="T3">Les 3 premiers </text:span>tour<text:span text:style-name="T3">s (mois) : </text:span>le joueur doit renseigner le prix qu’il veut fixer pour son plat durant le mois en cours.</text:p>
      <text:p text:style-name="P10">Un prix bas augmentera la note des clients mais réduire le bénéfice et vis-versa.</text:p>
      <text:p text:style-name="P10">Après avoir renseigner le prix, le jeu calcule le bénéfice qu’il a fait et la note moyenne des clients du mois en cours. Ainsi que le bénéfice total et la note moyenne de tous les mois confondus.</text:p>
      <text:p text:style-name="P10">Avec les résultats obtenus, le joueur peut réajuster le prix de son plat pour le mois suivant.</text:p>
      <text:p text:style-name="P10"/>
      <text:p text:style-name="P10"><text:soft-page-break/>Le 4<text:span text:style-name="T4">e</text:span> tour (dernier mois) : le joueur a seulement le choix de licencier son employé ou non.</text:p>
      <text:p text:style-name="P10"/>
      <text:p text:style-name="P10">Ainsi, le joueur doit effectuer des choix stratégiques et ne doit pas <text:span text:style-name="T5">fixer des prix au hasard</text:span>, le prix de chaque ressource (loyer, salaire de l’employé, matières premières, électricité, dépenses personnels) est renseigné au debut du mois 1 et quelques ressources sont mises à jour au cours des différents mois.</text:p>
      <text:p text:style-name="P11">Le joueur a donc quelques calculs <text:span text:style-name="T5">à</text:span> effectuer.</text:p>
      <text:p text:style-name="P11"/>
      <text:p text:style-name="P11">A la fin du 4<text:span text:style-name="T4">e</text:span> tour, le bénéfice total et la note moyenne des clients durant les 4 mois sont affichés.</text:p>
      <text:p text:style-name="P11">Le jeu donne un score de la partie en fonction de si : le joueur a réussi à rembourser le prêt (bénéfice total &gt; 1150€) et en fonction de la note du restaurant.</text:p>
      <text:p text:style-name="P11"/>
      <text:p text:style-name="P11"/>
      <text:p text:style-name="P12">lien avec la base de données :</text:p>
      <text:p text:style-name="P13">Toutes les parties sont stockées dans la BD. <text:span text:style-name="T5">C’est à dire que tous les restaurants sont stockés dans la table ‘entreprise’ avec le pseudo du joueur à qui appartient le restaurant.</text:span></text:p>
      <text:p text:style-name="P13"/>
      <text:p text:style-name="P13"><text:span text:style-name="T5">L</text:span>ors du lancement du programme, l’utilisateur doit renseign<text:span text:style-name="T6">er </text:span>un pseudo.</text:p>
      <text:p text:style-name="P14">Si le pseudo est déjà dans la BD, <text:span text:style-name="T7">on affiche toutes les parties qu’il a créée et </text:span>on lui demande s’il veut continuer une partie en cours ou en recommencer une. </text:p>
      <text:p text:style-name="P14"><text:span text:style-name="T5">Sinon on crée un joueur en prenant le pseudo renseigné </text:span><text:span text:style-name="T7">comme clé primaire</text:span><text:span text:style-name="T5"> et en demandant </text:span><text:span text:style-name="T7">aussi</text:span><text:span text:style-name="T5"> le nom du joueur, puis on le stocke dans la BD ‘joueur’.</text:span></text:p>
      <text:p text:style-name="P13"/>
      <text:p text:style-name="P15">Le mois en cours de l’entreprise est aussi stocké dans la table ‘entreprise’, ainsi le joueur peut reprendre plus tard une partie en cours.</text:p>
      <text:p text:style-name="P16"/>
      <text:p text:style-name="P16"/>
      <text:p text:style-name="P17">informations sur le programme ;</text:p>
      <text:p text:style-name="P18">on definit au départ un ensemble de fonctions afin que le code soit plus propre et permet une mise à jour plus simple. chaque fonction est décrite en commentaire.</text:p>
      <text:p text:style-name="P18">à chaque fois que l’utilisateur renseigne une valeur, on vérifie que le type de la valeur soit bien celle attendue.</text:p>
      <text:p text:style-name="P17"/>
      <text:p text:style-name="P17"/>
      <text:p text:style-name="P19">Victor Pham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1T20:53:24.794000000</meta:creation-date>
    <dc:date>2024-12-18T14:43:40.022000000</dc:date>
    <meta:editing-duration>PT14M56S</meta:editing-duration>
    <meta:editing-cycles>8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35" meta:word-count="613" meta:character-count="3379" meta:non-whitespace-character-count="2798"/>
  </office:meta>
</office:document-meta>
</file>